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eeeee" loext:opacity="100%" style:font-name="Nunito Sans" fo:font-style="italic" fo:font-weight="normal" officeooo:rsid="00016466" officeooo:paragraph-rsid="00016466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weight="bold" officeooo:rsid="00016466" officeooo:paragraph-rsid="0001646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style="italic" fo:font-weight="normal" officeooo:rsid="00016466" officeooo:paragraph-rsid="00016466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4">
      <style:paragraph-properties fo:text-align="start" style:justify-single-word="false"/>
      <style:text-properties fo:color="#eeeeee" loext:opacity="100%" style:font-name="Nunito Sans" fo:font-style="normal" fo:font-weight="normal" officeooo:rsid="0002eec1" officeooo:paragraph-rsid="0002eec1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eeeeee" loext:opacity="100%" style:font-name="Nunito Sans" fo:font-style="normal" fo:font-weight="normal" officeooo:rsid="0002eec1" officeooo:paragraph-rsid="0002eec1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091557" officeooo:paragraph-rsid="00091557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eeeeee" loext:opacity="100%" style:font-name="Nunito Sans" fo:font-style="normal" fo:font-weight="normal" officeooo:rsid="00091557" officeooo:paragraph-rsid="00091557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eeeeee" loext:opacity="100%" style:font-name="Nunito Sans" fo:font-style="normal" fo:font-weight="normal" officeooo:rsid="000ae1fa" officeooo:paragraph-rsid="000ae1fa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weight="normal" officeooo:paragraph-rsid="000ae1fa"/>
    </style:style>
    <style:style style:name="P10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paragraph-rsid="000d2758" fo:background-color="#1f1f1f"/>
    </style:style>
    <style:style style:name="P1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0cc144" fo:background-color="#1f1f1f"/>
    </style:style>
    <style:style style:name="P13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14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officeooo:rsid="000cc144" officeooo:paragraph-rsid="000d2758" fo:background-color="#1f1f1f"/>
    </style:style>
    <style:style style:name="P15" style:family="paragraph" style:parent-style-name="Standard">
      <style:paragraph-properties fo:text-align="start" style:justify-single-word="false"/>
      <style:text-properties fo:color="#6a9955" loext:opacity="100%" style:font-name="Droid Sans Mono" fo:font-size="10.5pt" fo:font-style="normal" fo:font-weight="normal" officeooo:rsid="000ae1fa" officeooo:paragraph-rsid="000ae1fa" fo:background-color="#1f1f1f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6a9955" loext:opacity="100%" style:font-name="Droid Sans Mono" fo:font-size="10.5pt" fo:font-style="normal" fo:font-weight="normal" officeooo:rsid="000ae1fa" officeooo:paragraph-rsid="000d2758" fo:background-color="#1f1f1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style:line-height-at-least="0.198in"/>
      <style:text-properties fo:color="#6a9955" loext:opacity="100%" style:font-name="Droid Sans Mono" fo:font-size="10.5pt" fo:font-style="normal" fo:font-weight="normal" officeooo:rsid="000ae1fa" officeooo:paragraph-rsid="000d2758" fo:background-color="#1f1f1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style:line-height-at-least="0.198in"/>
    </style:style>
    <style:style style:name="T1" style:family="text">
      <style:text-properties officeooo:rsid="0009155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e9178" loext:opacity="100%"/>
    </style:style>
    <style:style style:name="T4" style:family="text">
      <style:text-properties fo:color="#c586c0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6a9955" loext:opacity="100%"/>
    </style:style>
    <style:style style:name="T8" style:family="text">
      <style:text-properties fo:color="#6a9955" loext:opacity="100%" style:font-name="Droid Sans Mono" fo:font-size="10.5pt" fo:font-style="normal" fo:font-weight="normal" officeooo:rsid="000ae1fa" fo:background-color="#1f1f1f" loext:char-shading-value="0" style:font-style-asian="normal" style:font-weight-asian="normal" style:font-style-complex="normal" style:font-weight-complex="normal"/>
    </style:style>
    <style:style style:name="T9" style:family="text">
      <style:text-properties fo:color="#4ec9b0" loext:opacity="100%"/>
    </style:style>
    <style:style style:name="T10" style:family="text">
      <style:text-properties fo:color="#dcdcaa" loext:opacity="100%"/>
    </style:style>
    <style:style style:name="T11" style:family="text">
      <style:text-properties fo:color="#b5cea8" loext:opacity="100%"/>
    </style:style>
    <style:style style:name="T12" style:family="text">
      <style:text-properties officeooo:rsid="000cc144"/>
    </style:style>
    <style:style style:name="T13" style:family="text">
      <style:text-properties officeooo:rsid="000d2758"/>
    </style:style>
    <style:style style:name="T14" style:family="text">
      <style:text-properties officeooo:rsid="000f435e"/>
    </style:style>
    <style:style style:name="T15" style:family="text">
      <style:text-properties fo:font-style="normal" officeooo:rsid="000ae1fa" style:font-style-asian="normal" style:font-weight-asian="normal" style:font-style-complex="normal" style:font-weight-complex="normal"/>
    </style:style>
    <style:style style:name="T16" style:family="text">
      <style:text-properties fo:font-style="normal" officeooo:rsid="0011cd2a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officeooo:rsid="000ae1fa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uter Graphics</text:p>
      <text:p text:style-name="P3">Exercises <text:span text:style-name="T1">2</text:span></text:p>
      <text:p text:style-name="P1"/>
      <text:list text:style-name="L1">
        <text:list-item>
          <text:p text:style-name="P6">Extend your mesh class using the following</text:p>
          <text:list>
            <text:list-item>
              <text:p text:style-name="P6">Render your triangle (or quad) using indices. Use an <text:span text:style-name="T2">Element Buffer Object</text:span> (ebo).</text:p>
            </text:list-item>
            <text:list-item>
              <text:p text:style-name="P6">Extend vertices to contain rgb color. Each vertex should contain 6 floats <text:span text:style-name="T14">(don’t forget to make changes to the vertex shader as well)</text:span>:</text:p>
            </text:list-item>
          </text:list>
        </text:list-item>
      </text:list>
      <text:p text:style-name="P7"><text:tab/><text:tab/>x, y, z: position</text:p>
      <text:p text:style-name="P7"><text:tab/><text:tab/>r, g, b: color</text:p>
      <text:p text:style-name="P5"/>
      <text:list text:continue-numbering="true" text:style-name="L1">
        <text:list-item>
          <text:p text:style-name="P9"><text:span text:style-name="T15">Implement the ability to move, rotate and scale your mesh. This will require a </text:span><text:span text:style-name="T17">Transform</text:span><text:span text:style-name="T15"> class, as well as the declaration and use of a </text:span><text:span text:style-name="T17">uniform mat4</text:span><text:span text:style-name="T15"> in the vertex shader in order to transform </text:span><text:span text:style-name="T17">gl_Position</text:span><text:span text:style-name="T15">. Feel free to use the templates given </text:span><text:span text:style-name="T16">in Moodle</text:span><text:span text:style-name="T15"> to utilize the </text:span><text:span text:style-name="T17">GLM</text:span><text:span text:style-name="T15"> math library.</text:span></text:p>
        </text:list-item>
      </text:list>
      <text:p text:style-name="P12"/>
      <text:p text:style-name="P8"/>
      <text:list text:style-name="L4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6:32:50.859913221</meta:creation-date>
    <dc:date>2023-11-06T17:44:02.052368439</dc:date>
    <meta:editing-duration>PT1H17M8S</meta:editing-duration>
    <meta:editing-cycles>15</meta:editing-cycles>
    <meta:generator>LibreOffice/7.5.7.1$Linux_X86_64 LibreOffice_project/50$Build-1</meta:generator>
    <meta:document-statistic meta:table-count="0" meta:image-count="0" meta:object-count="0" meta:page-count="1" meta:paragraph-count="8" meta:word-count="110" meta:character-count="612" meta:non-whitespace-character-count="510"/>
  </office:meta>
</office:document-meta>
</file>